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c34" officeooo:paragraph-rsid="00003c34"/>
    </style:style>
    <style:style style:name="P2" style:family="paragraph" style:parent-style-name="Standard">
      <style:text-properties officeooo:rsid="00017342" officeooo:paragraph-rsid="00017342"/>
    </style:style>
    <style:style style:name="P3" style:family="paragraph" style:parent-style-name="Standard">
      <style:text-properties officeooo:rsid="000333b0" officeooo:paragraph-rsid="000333b0"/>
    </style:style>
    <style:style style:name="P4" style:family="paragraph" style:parent-style-name="Standard">
      <style:text-properties officeooo:rsid="00047ac8" officeooo:paragraph-rsid="00047ac8"/>
    </style:style>
    <style:style style:name="P5" style:family="paragraph" style:parent-style-name="Standard">
      <style:text-properties fo:font-size="14pt" fo:font-weight="bold" officeooo:rsid="00003c34" officeooo:paragraph-rsid="00003c3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17342" officeooo:paragraph-rsid="00017342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333b0" officeooo:paragraph-rsid="000333b0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rsid="00003c34" officeooo:paragraph-rsid="00003c34"/>
    </style:style>
    <style:style style:name="P9" style:family="paragraph" style:parent-style-name="Standard">
      <style:text-properties style:text-underline-style="solid" style:text-underline-width="auto" style:text-underline-color="font-color" officeooo:rsid="00017342" officeooo:paragraph-rsid="00017342"/>
    </style:style>
    <style:style style:name="P10" style:family="paragraph" style:parent-style-name="Standard">
      <style:text-properties style:text-underline-style="solid" style:text-underline-width="auto" style:text-underline-color="font-color" officeooo:rsid="000333b0" officeooo:paragraph-rsid="000333b0"/>
    </style:style>
    <style:style style:name="P11" style:family="paragraph" style:parent-style-name="Standard">
      <style:text-properties style:text-underline-style="solid" style:text-underline-width="auto" style:text-underline-color="font-color" officeooo:rsid="00047ac8" officeooo:paragraph-rsid="00047ac8"/>
    </style:style>
    <style:style style:name="P12" style:family="paragraph" style:parent-style-name="Text_20_body">
      <style:text-properties officeooo:rsid="00003c34" officeooo:paragraph-rsid="00003c34"/>
    </style:style>
    <style:style style:name="P13" style:family="paragraph" style:parent-style-name="Text_20_body">
      <style:text-properties officeooo:rsid="00017342" officeooo:paragraph-rsid="00017342"/>
    </style:style>
    <style:style style:name="P14" style:family="paragraph" style:parent-style-name="Text_20_body">
      <style:text-properties officeooo:rsid="000333b0" officeooo:paragraph-rsid="000333b0"/>
    </style:style>
    <style:style style:name="P15" style:family="paragraph" style:parent-style-name="Text_20_body">
      <style:text-properties officeooo:rsid="00047ac8" officeooo:paragraph-rsid="00047ac8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officeooo:rsid="0004cf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 1</text:p>
      <text:p text:style-name="P1"/>
      <text:p text:style-name="P8">R1 (London)</text:p>
      <text:p text:style-name="P1"/>
      <text:p text:style-name="P12">Router&gt;en</text:p>
      <text:p text:style-name="P16">Router#conf t</text:p>
      <text:p text:style-name="P16">Enter configuration commands, one per line. End with CNTL/Z.</text:p>
      <text:p text:style-name="P16">Router(config)#hostname R1</text:p>
      <text:p text:style-name="P16">R1(config)#int se0/3/0</text:p>
      <text:p text:style-name="P16">R1(config-if)#ip add 10.1.1.1 255.255.255.252</text:p>
      <text:p text:style-name="P16">R1(config-if)#no shut</text:p>
      <text:p text:style-name="Text_20_body"/>
      <text:p text:style-name="P16">%LINK-5-CHANGED: Interface Serial0/3/0, changed state to down</text:p>
      <text:p text:style-name="P16">R1(config-if)#</text:p>
      <text:p text:style-name="P16">R1(config-if)#int gig0/1</text:p>
      <text:p text:style-name="P16">R1(config-if)#ip add 192.168.10.1 255.255.255.0</text:p>
      <text:p text:style-name="P16">R1(config-if)#no shutdown</text:p>
      <text:p text:style-name="Text_20_body"/>
      <text:p text:style-name="P16">R1(config-if)#</text:p>
      <text:p text:style-name="P16">%LINK-5-CHANGED: Interface GigabitEthernet0/1, changed state to up</text:p>
      <text:p text:style-name="Text_20_body"/>
      <text:p text:style-name="P16">%LINEPROTO-5-UPDOWN: Line protocol on Interface GigabitEthernet0/1, changed state to up</text:p>
      <text:p text:style-name="P1"/>
      <text:p text:style-name="P12">R1(config-if)#int se0/3/1</text:p>
      <text:p text:style-name="P16">R1(config-if)#ip add 10.1.1.5 255.255.255.252</text:p>
      <text:p text:style-name="P16">R1(config-if)#no shut</text:p>
      <text:p text:style-name="Text_20_body"/>
      <text:p text:style-name="P16">%LINK-5-CHANGED: Interface Serial0/3/1, changed state to down</text:p>
      <text:p text:style-name="P16">R1(config-if)#</text:p>
      <text:p text:style-name="P1"/>
      <text:p text:style-name="P1"/>
      <text:p text:style-name="P8">R2 (PARIS)</text:p>
      <text:p text:style-name="P1"/>
      <text:p text:style-name="P12">Router&gt;en</text:p>
      <text:p text:style-name="P16">Router#conf t</text:p>
      <text:p text:style-name="P16">Enter configuration commands, one per line. End with CNTL/Z.</text:p>
      <text:p text:style-name="P16">Router(config)#hostname R2</text:p>
      <text:p text:style-name="P16">R2(config)#int se0/3/1</text:p>
      <text:p text:style-name="P16">R2(config-if)#ip add 10.1.1.6 255.255.255.252</text:p>
      <text:p text:style-name="P16">R2(config-if)#no shutdown</text:p>
      <text:p text:style-name="Text_20_body"/>
      <text:p text:style-name="P16">R2(config-if)#</text:p>
      <text:p text:style-name="P16">%LINK-5-CHANGED: Interface Serial0/3/1, changed state to up</text:p>
      <text:p text:style-name="Text_20_body"><text:soft-page-break/></text:p>
      <text:p text:style-name="P16">R2(config-if)#int gig0/1</text:p>
      <text:p text:style-name="P16">%LINEPROTO-5-UPDOWN: Line protocol on Interface Serial0/3/1, changed state to up</text:p>
      <text:p text:style-name="Text_20_body"/>
      <text:p text:style-name="P16">R2(config-if)#int gig0/1</text:p>
      <text:p text:style-name="P16">R2(config-if)#ip add 192.168.20.1 255.255.255.0</text:p>
      <text:p text:style-name="P16">R2(config-if)#no shutdown</text:p>
      <text:p text:style-name="Text_20_body"/>
      <text:p text:style-name="P16">R2(config-if)#</text:p>
      <text:p text:style-name="P16">%LINK-5-CHANGED: Interface GigabitEthernet0/1, changed state to up</text:p>
      <text:p text:style-name="Text_20_body"/>
      <text:p text:style-name="P16">%LINEPROTO-5-UPDOWN: Line protocol on Interface GigabitEthernet0/1, changed state to up</text:p>
      <text:p text:style-name="Text_20_body"/>
      <text:p text:style-name="P16">R2(config-if)#int se0/3/0</text:p>
      <text:p text:style-name="P16">R2(config-if)#ip add 10.1.1.9 255.255.255.252</text:p>
      <text:p text:style-name="P16">R2(config-if)#no shut</text:p>
      <text:p text:style-name="Text_20_body"/>
      <text:p text:style-name="P16">%LINK-5-CHANGED: Interface Serial0/3/0, changed state to down</text:p>
      <text:p text:style-name="P1"/>
      <text:p text:style-name="P1"/>
      <text:p text:style-name="P8">R3 (AMSTERDAM)</text:p>
      <text:p text:style-name="P1"/>
      <text:p text:style-name="P12">Router&gt;en</text:p>
      <text:p text:style-name="P16">Router#conf t</text:p>
      <text:p text:style-name="P16">Enter configuration commands, one per line. End with CNTL/Z.</text:p>
      <text:p text:style-name="P16">Router(config)#hostname R3</text:p>
      <text:p text:style-name="P16">R3(config)#int se0/3/0</text:p>
      <text:p text:style-name="P16">R3(config-if)#ip add 10.1.1.2 255.255.255.252</text:p>
      <text:p text:style-name="P16">R3(config-if)#no shut</text:p>
      <text:p text:style-name="Text_20_body"/>
      <text:p text:style-name="P16">R3(config-if)#</text:p>
      <text:p text:style-name="P16">%LINK-5-CHANGED: Interface Serial0/3/0, changed state to up</text:p>
      <text:p text:style-name="Text_20_body"/>
      <text:p text:style-name="P16">R3(config-if)#int se0/3/1</text:p>
      <text:p text:style-name="P16">%LINEPROTO-5-UPDOWN: Line protocol on Interface Serial0/3/0, changed state to up</text:p>
      <text:p text:style-name="Text_20_body"/>
      <text:p text:style-name="P16">R3(config-if)#int se0/3/1</text:p>
      <text:p text:style-name="P16">R3(config-if)#ip add 10.1.1.10 255.255.255.252</text:p>
      <text:p text:style-name="P16">R3(config-if)#no shut</text:p>
      <text:p text:style-name="Text_20_body"/>
      <text:p text:style-name="P16">R3(config-if)#</text:p>
      <text:p text:style-name="P16"><text:soft-page-break/>%LINK-5-CHANGED: Interface Serial0/3/1, changed state to up</text:p>
      <text:p text:style-name="Text_20_body"/>
      <text:p text:style-name="P16">R3(config-if)#int gig01</text:p>
      <text:p text:style-name="P16">^</text:p>
      <text:p text:style-name="P16">% Invalid input detected at '^' marker.</text:p>
      <text:p text:style-name="P16">R3(config-if)#int gig</text:p>
      <text:p text:style-name="P16">%LINEPROTO-5-UPDOWN: Line protocol on Interface Serial0/3/1, changed state to up</text:p>
      <text:p text:style-name="Text_20_body"/>
      <text:p text:style-name="P16">^</text:p>
      <text:p text:style-name="P16">% Invalid input detected at '^' marker.</text:p>
      <text:p text:style-name="P16">R3(config-if)#int gig0/1</text:p>
      <text:p text:style-name="P16">R3(config-if)#ip add 192.168.30.1 255.255.255.0</text:p>
      <text:p text:style-name="P16">R3(config-if)#no shut</text:p>
      <text:p text:style-name="Text_20_body"/>
      <text:p text:style-name="P16">R3(config-if)#</text:p>
      <text:p text:style-name="P16">%LINK-5-CHANGED: Interface GigabitEthernet0/1, changed state to up</text:p>
      <text:p text:style-name="Text_20_body"/>
      <text:p text:style-name="P16">%LINEPROTO-5-UPDOWN: Line protocol on Interface GigabitEthernet0/1, changed state to up</text:p>
      <text:p text:style-name="Text_20_body"/>
      <text:p text:style-name="P16">R3(config-if)#</text:p>
      <text:p text:style-name="P1"/>
      <text:p text:style-name="P1"/>
      <text:p text:style-name="P1"/>
      <text:p text:style-name="P6">Ejercicio 4</text:p>
      <text:p text:style-name="P2"/>
      <text:p text:style-name="P9">R1 <text:span text:style-name="T1">(LONDON)</text:span></text:p>
      <text:p text:style-name="P2"/>
      <text:p text:style-name="P13">R1&gt;</text:p>
      <text:p text:style-name="P16">R1&gt;en</text:p>
      <text:p text:style-name="P16">R1#conf t</text:p>
      <text:p text:style-name="P16">Enter configuration commands, one per line. End with CNTL/Z.</text:p>
      <text:p text:style-name="P16">R1(config)#ip route 10.1.1.8 255.255.255.252 10.1.1.2</text:p>
      <text:p text:style-name="P16">R1(config)#</text:p>
      <text:p text:style-name="P16">R1(config)#</text:p>
      <text:p text:style-name="P16">R1(config)#ip route 192.168.20.0 255.255.255.0 10.1.1.6</text:p>
      <text:p text:style-name="P16">R1(config)#ip route 192.168.30.0 255.255.255.0 10.1.1.2</text:p>
      <text:p text:style-name="P2"/>
      <text:p text:style-name="P2"/>
      <text:p text:style-name="P10">R2 <text:span text:style-name="T1">(PARIS)</text:span></text:p>
      <text:p text:style-name="P3"/>
      <text:p text:style-name="P13">R2&gt;en</text:p>
      <text:p text:style-name="P16">R2#conf t</text:p>
      <text:p text:style-name="P16">Enter configuration commands, one per line. End with CNTL/Z.</text:p>
      <text:p text:style-name="P16">R2(config)#</text:p>
      <text:p text:style-name="P16"><text:soft-page-break/>R2(config)#ip route 10.1.1.0 255.255.255.252 10.1.1.5</text:p>
      <text:p text:style-name="P16">R2(config)#ip route 192.168.10.0 255.255.255.0 10.1.1.5</text:p>
      <text:p text:style-name="P16">R2(config)#ip route 192.168.30.0 255.255.255.0 10.1.1.10</text:p>
      <text:p text:style-name="P16">R2(config)#</text:p>
      <text:p text:style-name="P2"/>
      <text:p text:style-name="P2"/>
      <text:p text:style-name="P10">R3 <text:span text:style-name="T1">(AMSTERDAM)</text:span></text:p>
      <text:p text:style-name="P3"/>
      <text:p text:style-name="P14">R3&gt;en</text:p>
      <text:p text:style-name="P16">R3#conf t</text:p>
      <text:p text:style-name="P16">Enter configuration commands, one per line. End with CNTL/Z.</text:p>
      <text:p text:style-name="P16">R3(config)#ip route 10.1.1.4 255.255.255.252 10.1.1.1</text:p>
      <text:p text:style-name="P16">R3(config)#ip route 192.168.10.0 255.255.255.0 10.1.1.1</text:p>
      <text:p text:style-name="P16">R3(config)#ip route 192.168.20.0 255.255.255.0 10.1.1.9</text:p>
      <text:p text:style-name="P3"/>
      <text:p text:style-name="P3"/>
      <text:p text:style-name="P3"/>
      <text:p text:style-name="P7">Ejercicio 5</text:p>
      <text:p text:style-name="P3"/>
      <text:p text:style-name="P10">R1 <text:span text:style-name="T1">(LONDON)</text:span></text:p>
      <text:p text:style-name="P10"/>
      <text:p text:style-name="P14">R1#conf t</text:p>
      <text:p text:style-name="P16">Enter configuration commands, one per line. End with CNTL/Z.</text:p>
      <text:p text:style-name="P16">R1(config)#int gig0/1</text:p>
      <text:p text:style-name="P16">R1(config-if)#ip helper-address 192.168.20.4</text:p>
      <text:p text:style-name="P16">R1(config-if)#end</text:p>
      <text:p text:style-name="P16">R1#</text:p>
      <text:p text:style-name="P16">%SYS-5-CONFIG_I: Configured from console by console</text:p>
      <text:p text:style-name="P3"/>
      <text:p text:style-name="P3"/>
      <text:p text:style-name="P11">R3 <text:span text:style-name="T1">(AMSTERDAM)</text:span></text:p>
      <text:p text:style-name="P4"/>
      <text:p text:style-name="P15">R3&gt;en</text:p>
      <text:p text:style-name="P16">R3#conf t</text:p>
      <text:p text:style-name="P16">Enter configuration commands, one per line. End with CNTL/Z.</text:p>
      <text:p text:style-name="P16">R3(config)#int gig0/1</text:p>
      <text:p text:style-name="P16">R3(config-if)#ip helper-address 192.168.20.4</text:p>
      <text:p text:style-name="P16">R3(config-if)#end</text:p>
      <text:p text:style-name="P16">R3#</text:p>
      <text:p text:style-name="P16">%SYS-5-CONFIG_I: Configured from console by console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3:00:03.552805817</meta:creation-date>
    <dc:date>2021-05-12T13:51:14.392880662</dc:date>
    <meta:editing-duration>PT40M5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4" meta:paragraph-count="120" meta:word-count="427" meta:character-count="3810" meta:non-whitespace-character-count="3503"/>
  </office:meta>
</office:document-meta>
</file>